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start" style:justify-single-word="false"/>
      <style:text-properties style:font-name="arial" fo:font-size="11pt" style:font-size-asian="9.60000038146973pt" style:font-size-complex="11pt"/>
    </style:style>
    <style:style style:name="P5"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6"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7"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8"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9"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0"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11"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12"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13"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14"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5"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16"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II – Tema 5</text:p>
      <text:p text:style-name="P1"/>
      <text:p text:style-name="P7">Ejercicio 10 – Permisos en GNU/Linux</text:p>
      <text:p text:style-name="P6"/>
      <text:p text:style-name="P4">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4">▸ chmod 321 prueba1</text:p>
      <text:p text:style-name="P4">▸ chmod 256 prueba1</text:p>
      <text:p text:style-name="P4">▸ chmod 172 prueba1</text:p>
      <text:p text:style-name="P4">▸ chmod 610 prueba1</text:p>
      <text:p text:style-name="P4">▸ chmod 006 prueba1</text:p>
      <text:p text:style-name="P4">▸ chmod 631 prueba1</text:p>
      <text:p text:style-name="P4"/>
      <text:p text:style-name="P2">Ejercicios III – Tema 5</text:p>
      <text:p text:style-name="P3"/>
      <text:p text:style-name="P16">1. Al crear un directorio, quieres tener todos los permisos activados, que los usuarios de tu grupo solo lo puedan leer y los que no pertenezcan a tu grupo no puedan hacer nada, ¿qué valor debería tener umask?</text:p>
      <text:p text:style-name="P16"/>
      <text:p text:style-name="P15">Umask 037</text:p>
      <text:p text:style-name="P15"/>
      <text:p text:style-name="P16">Si no quieres tocar umask y ya tienes creado el directorio, cámbiaselos de manera que cumplan los permisos que se especifican. Hazlo en modo numérico y con letras.</text:p>
      <text:p text:style-name="P5"/>
      <text:p text:style-name="P10">rwx r-- --- ; 111 100 000 ; 740</text:p>
      <text:p text:style-name="P10">chmod 740 <text:span text:style-name="T1">directorio</text:span></text:p>
      <text:p text:style-name="P8"/>
      <text:p text:style-name="P11">2. Crea dos usuarios nuevo y nuevo2.</text:p>
      <text:p text:style-name="P11"/>
      <text:p text:style-name="P8"><text:span text:style-name="T2">Sudo </text:span>Adduser nuevo</text:p>
      <text:p text:style-name="P8"/>
      <text:p text:style-name="P8">Adduser –ingroup <text:span text:style-name="T1">grupo</text:span>2 nuevo2</text:p>
      <text:p text:style-name="P8"/>
      <text:p text:style-name="P11">3. Haz que aparezca por pantalla el nombre (solo el nombre) de los usuarios que tengan una ! en la contraseña en el fichero shadow.</text:p>
      <text:p text:style-name="P11"/>
      <text:p text:style-name="P9">Sudo grep...</text:p>
      <text:p text:style-name="P9"/>
      <text:p text:style-name="P12">4. Cambia el shell de nuevo2 por el de /bin/false. Intenta entrar en el sistema como nuevo2. ¿A qué es debido que no puedas entrar? Cámbiasela de nuevo a /bin/bash.</text:p>
      <text:p text:style-name="P12"/>
      <text:p text:style-name="P14">Sudo usermod -<text:span text:style-name="T3">s</text:span> /bin/false nuevo2</text:p>
      <text:p text:style-name="P14"/>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02T20:41:54.392503322</dc:date>
    <meta:editing-duration>PT23M29S</meta:editing-duration>
    <meta:editing-cycles>5</meta:editing-cycles>
    <meta:generator>LibreOffice/7.3.7.2$Linux_X86_64 LibreOffice_project/30$Build-2</meta:generator>
    <meta:document-statistic meta:table-count="0" meta:image-count="0" meta:object-count="0" meta:page-count="2" meta:paragraph-count="22" meta:word-count="239" meta:character-count="1335" meta:non-whitespace-character-count="1115"/>
  </office:meta>
</office:document-meta>
</file>